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XASession.getXARe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ientXASession.ClientXASession( Repository repository , RemoteXASession remote , Local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